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5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file name </text:p>
          </table:table-cell>
          <table:table-cell table:style-name="ce1" office:value-type="string" calcext:value-type="string">
            <text:p>Syngap </text:p>
          </table:table-cell>
          <table:table-cell table:style-name="ce1" office:value-type="string" calcext:value-type="string">
            <text:p>pSynGap</text:p>
          </table:table-cell>
          <table:table-cell table:style-name="ce1" office:value-type="string" calcext:value-type="string">
            <text:p>pSynden </text:p>
          </table:table-cell>
          <table:table-cell table:style-name="ce1" office:value-type="string" calcext:value-type="string">
            <text:p>CKpCamCa4SynGap </text:p>
          </table:table-cell>
          <table:table-cell office:value-type="string" calcext:value-type="string">
            <text:p>Total active </text:p>
          </table:table-cell>
          <table:table-cell/>
          <table:table-cell table:style-name="ce1" office:value-type="string" calcext:value-type="string">
            <text:p>RasGRF</text:p>
          </table:table-cell>
          <table:table-cell table:style-name="ce1" office:value-type="string" calcext:value-type="string">
            <text:p>CamCaGRF</text:p>
          </table:table-cell>
          <table:table-cell table:style-name="ce1" office:value-type="string" calcext:value-type="string">
            <text:p>GRFRas</text:p>
          </table:table-cell>
        </table:table-row>
        <table:table-row table:style-name="ro1">
          <table:table-cell table:style-name="ce2"/>
          <table:table-cell table:style-name="ce1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Model_ERKCa-Kb1x-Syn1000-blockcontrol 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430" calcext:value-type="float">
            <text:p>430</text:p>
          </table:table-cell>
          <table:table-cell table:formula="of:=[.B3]+6*[.C3]"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_ERKCa-Kb1x-Syn1000-blockpSynden</text:p>
          </table:table-cell>
          <table:table-cell office:value-type="float" office:value="21" calcext:value-type="float">
            <text:p>21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formula="of:=[.B4]+6*[.C4]"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_ERKCa-Kb1x-Syn1000-blockpSynGap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+6*[.C5]" office:value-type="float" office:value="1000" calcext:value-type="float">
            <text:p>1000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Model_ERKCa-Kb1x-Syn700-blockcontrol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300" calcext:value-type="float">
            <text:p>300</text:p>
          </table:table-cell>
          <table:table-cell table:formula="of:=[.B11]+6*[.C11]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_ERKCa-Kb1x-Syn700-blockpSynden</text:p>
          </table:table-cell>
          <table:table-cell office:value-type="float" office:value="18" calcext:value-type="float">
            <text:p>18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formula="of:=[.B12]+6*[.C12]"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_ERKCa-Kb1x-Syn700-blockpSynGap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3]+6*[.C13]" office:value-type="float" office:value="700" calcext:value-type="float">
            <text:p>700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odel_ERKCa-Kb1x-Syn500-blockcontrol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11" calcext:value-type="float">
            <text:p>211</text:p>
          </table:table-cell>
          <table:table-cell table:formula="of:=[.B20]+6*[.C20]"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_ERKCa-Kb1x-Syn500-blockpSynden</text:p>
          </table:table-cell>
          <table:table-cell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formula="of:=[.B21]+6*[.C21]"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_ERKCa-Kb1x-Syn500-blockpSynGap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2]+6*[.C22]" office:value-type="float" office:value="500" calcext:value-type="float">
            <text:p>5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55:13.641033483</meta:creation-date>
    <dc:date>2019-06-04T16:48:34.708224423</dc:date>
    <meta:editing-duration>PT32M10S</meta:editing-duration>
    <meta:editing-cycles>1</meta:editing-cycles>
    <meta:document-statistic meta:table-count="1" meta:cell-count="63" meta:object-count="0"/>
    <meta:generator>LibreOffice/5.3.6.1$Linux_X86_64 LibreOffice_project/30$Build-1</meta:generator>
  </office:meta>
</office:document-meta>
</file>